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48cm" fo:min-width="0.3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1.27cm" svg:height="1.27cm" svg:x="2.524cm" svg:y="2.67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27cm" svg:height="1.27cm" svg:x="4.225cm" svg:y="2.67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7cm" svg:height="1.27cm" svg:x="5.925cm" svg:y="2.67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27cm" svg:height="1.27cm" svg:x="7.625cm" svg:y="2.677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7cm" svg:height="1.27cm" svg:x="2.525cm" svg:y="4.87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7cm" svg:height="1.27cm" svg:x="4.226cm" svg:y="4.8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7cm" svg:height="1.27cm" svg:x="5.926cm" svg:y="4.87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27cm" svg:height="1.27cm" svg:x="7.626cm" svg:y="4.87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11.225cm" svg:y="2.67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12.926cm" svg:y="2.6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4.626cm" svg:y="2.67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16.326cm" svg:y="2.67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11.226cm" svg:y="4.87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12.927cm" svg:y="4.87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7cm" svg:height="1.27cm" svg:x="14.627cm" svg:y="4.87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16.327cm" svg:y="4.87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86cm" svg:y1="3.947cm" svg:x2="13.562cm" svg:y2="4.879cm" draw:start-shape="id1" draw:start-glue-point="8" draw:end-shape="id2" draw:end-glue-point="4" svg:d="M11860 3947l1702 932" svg:viewBox="0 0 1703 933">
          <text:p/>
        </draw:connector>
        <draw:connector draw:style-name="gr2" draw:text-style-name="P2" draw:layer="layout" draw:type="line" svg:x1="13.561cm" svg:y1="3.948cm" svg:x2="16.962cm" svg:y2="4.879cm" draw:start-shape="id3" draw:start-glue-point="8" draw:end-shape="id4" draw:end-glue-point="4" svg:d="M13561 3948l3401 931" svg:viewBox="0 0 3402 932">
          <text:p/>
        </draw:connector>
        <draw:connector draw:style-name="gr2" draw:text-style-name="P2" draw:layer="layout" draw:type="line" svg:x1="15.261cm" svg:y1="3.948cm" svg:x2="11.861cm" svg:y2="4.878cm" draw:start-shape="id5" draw:start-glue-point="8" draw:end-shape="id6" draw:end-glue-point="4" svg:d="M15261 3948l-3400 930" svg:viewBox="0 0 3401 931">
          <text:p/>
        </draw:connector>
        <draw:connector draw:style-name="gr2" draw:text-style-name="P2" draw:layer="layout" draw:type="line" svg:x1="16.961cm" svg:y1="3.948cm" svg:x2="15.262cm" svg:y2="4.879cm" draw:start-shape="id7" draw:start-glue-point="8" draw:end-shape="id8" draw:end-glue-point="4" svg:d="M16961 3948l-1699 931" svg:viewBox="0 0 1700 932">
          <text:p/>
        </draw:connector>
        <draw:connector draw:style-name="gr2" draw:text-style-name="P2" draw:layer="layout" draw:type="line" svg:x1="3.159cm" svg:y1="3.946cm" svg:x2="3.16cm" svg:y2="4.877cm" draw:start-shape="id9" draw:start-glue-point="8" draw:end-shape="id10" draw:end-glue-point="4" svg:d="M3159 3946l1 931" svg:viewBox="0 0 2 932">
          <text:p/>
        </draw:connector>
        <draw:connector draw:style-name="gr2" draw:text-style-name="P2" draw:layer="layout" draw:type="line" svg:x1="4.86cm" svg:y1="3.947cm" svg:x2="4.861cm" svg:y2="4.878cm" draw:start-shape="id11" draw:start-glue-point="8" draw:end-shape="id12" draw:end-glue-point="4" svg:d="M4860 3947l1 931" svg:viewBox="0 0 2 932">
          <text:p/>
        </draw:connector>
        <draw:connector draw:style-name="gr2" draw:text-style-name="P2" draw:layer="layout" draw:type="line" svg:x1="6.56cm" svg:y1="3.947cm" svg:x2="6.561cm" svg:y2="4.878cm" draw:start-shape="id13" draw:start-glue-point="8" draw:end-shape="id14" draw:end-glue-point="4" svg:d="M6560 3947l1 931" svg:viewBox="0 0 2 932">
          <text:p/>
        </draw:connector>
        <draw:connector draw:style-name="gr2" draw:text-style-name="P2" draw:layer="layout" draw:type="line" svg:x1="8.26cm" svg:y1="3.947cm" svg:x2="8.261cm" svg:y2="4.878cm" draw:start-shape="id15" draw:start-glue-point="8" draw:end-shape="id16" draw:end-glue-point="4" svg:d="M8260 3947l1 931" svg:viewBox="0 0 2 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08:36:58.327807501</meta:creation-date>
    <dc:date>2019-06-10T08:40:50.005961471</dc:date>
    <meta:editing-duration>PT3M52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